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otDeploymentTool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create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HotDeploymentTool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validate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HotDeploymentTool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setTask( ServerDeploy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setServer( String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otDeploymentTool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